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3.626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3.626cm"/>
    </style:style>
    <style:style style:name="gr3" style:family="graphic" style:parent-style-name="standard">
      <style:graphic-properties draw:fill="solid" draw:fill-color="#ff6d6d" draw:textarea-horizontal-align="justify" draw:textarea-vertical-align="middle" draw:auto-grow-height="false" fo:min-height="0.28cm" fo:min-width="0.03cm"/>
    </style:style>
    <style:style style:name="gr4" style:family="graphic" style:parent-style-name="standard">
      <style:graphic-properties draw:fill="solid" draw:fill-color="#ff6d6d" draw:textarea-horizontal-align="justify" draw:textarea-vertical-align="middle" draw:auto-grow-height="false" fo:min-height="0.28cm" fo:min-width="0.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6d6d"/>
      <style:paragraph-properties fo:text-align="center"/>
    </style:style>
    <style:style style:name="P4" style:family="paragraph">
      <style:paragraph-properties fo:text-align="center" style:writing-mode="lr-tb"/>
      <style:text-properties fo:color="#ffffff" loext:opacity="100%"/>
    </style:style>
    <style:style style:name="P5" style:family="paragraph">
      <loext:graphic-properties draw:fill="solid" draw:fill-color="#ff6d6d"/>
      <style:paragraph-properties fo:text-align="center" style:writing-mode="lr-tb"/>
      <style:text-properties fo:color="#ffffff" loext:opacity="100%"/>
    </style:style>
    <style:style style:name="P6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7" style:family="paragraph">
      <loext:graphic-properties draw:fill="solid" draw:fill-color="#ff6d6d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6.5cm" svg:x="5.875cm" svg:y="6.7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  <draw:page draw:name="page2" draw:style-name="dp1" draw:master-page-name="Default">
        <draw:g>
          <draw:custom-shape draw:style-name="gr2" draw:text-style-name="P2" draw:layer="layout" svg:width="8.25cm" svg:height="6.5cm" svg:x="5.875cm" svg:y="6.75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3" draw:text-style-name="P3" draw:layer="layout" svg:width="0.75cm" svg:height="0.75cm" svg:x="9.666cm" svg:y="12.7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9.666cm" svg:y="6.383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5.7cm" svg:y="12.7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13.6cm" svg:y="12.7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7.65cm" svg:y="9.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3" draw:layer="layout" svg:width="0.75cm" svg:height="0.75cm" svg:x="11.65cm" svg:y="9.5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  <draw:page draw:name="page3" draw:style-name="dp1" draw:master-page-name="Default">
        <draw:g>
          <draw:custom-shape draw:style-name="gr2" draw:text-style-name="P2" draw:layer="layout" svg:width="8.25cm" svg:height="6.5cm" svg:x="5.875cm" svg:y="6.75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4" draw:text-style-name="P5" draw:layer="layout" svg:width="0.75cm" svg:height="0.75cm" svg:x="9.666cm" svg:y="12.75cm">
            <text:p text:style-name="P4"><text:span text:style-name="T1">d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" draw:style-name="gr4" draw:text-style-name="P7" draw:layer="layout" svg:width="0.75cm" svg:height="0.75cm" svg:x="9.666cm" svg:y="6.383cm">
            <svg:title>a</svg:title>
            <text:p text:style-name="P6"><text:span text:style-name="T2">a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5.7cm" svg:y="12.75cm">
            <text:p text:style-name="P6"><text:span text:style-name="T2">e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13.6cm" svg:y="12.75cm">
            <text:p text:style-name="P4"><text:span text:style-name="T1">c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7.65cm" svg:y="9.5cm">
            <text:p text:style-name="P4"><text:span text:style-name="T1">f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11.65cm" svg:y="9.5cm">
            <text:p text:style-name="P6"><text:span text:style-name="T2">b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  <draw:page draw:name="page4" draw:style-name="dp1" draw:master-page-name="Default">
        <draw:g>
          <draw:custom-shape draw:style-name="gr2" draw:text-style-name="P2" draw:layer="layout" svg:width="8.25cm" svg:height="6.5cm" svg:x="5.875cm" svg:y="6.75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4" draw:text-style-name="P5" draw:layer="layout" svg:width="0.75cm" svg:height="0.75cm" svg:x="9.666cm" svg:y="12.7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name="a" draw:style-name="gr4" draw:text-style-name="P7" draw:layer="layout" svg:width="0.75cm" svg:height="0.75cm" svg:x="9.666cm" svg:y="6.383cm">
            <svg:title>a</svg:title>
            <text:p text:style-name="P6"><text:span text:style-name="T2">5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5.7cm" svg:y="12.75cm">
            <text:p text:style-name="P6"><text:span text:style-name="T2">1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13.6cm" svg:y="12.75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5" draw:layer="layout" svg:width="0.75cm" svg:height="0.75cm" svg:x="7.65cm" svg:y="9.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4" draw:text-style-name="P7" draw:layer="layout" svg:width="0.75cm" svg:height="0.75cm" svg:x="11.65cm" svg:y="9.5cm">
            <text:p text:style-name="P6"><text:span text:style-name="T2">2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k H</meta:initial-creator>
    <meta:creation-date>2020-09-19T09:55:12.450654774</meta:creation-date>
    <dc:date>2020-09-19T15:06:43.526417948</dc:date>
    <dc:creator>Frank H</dc:creator>
    <meta:editing-duration>PT7M9S</meta:editing-duration>
    <meta:editing-cycles>2</meta:editing-cycles>
    <meta:generator>LibreOffice/7.0.1.2$Linux_X86_64 LibreOffice_project/00$Build-2</meta:generator>
    <meta:document-statistic meta:object-count="25"/>
  </office:meta>
</office:document-meta>
</file>